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sticsService.external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componentInitializ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doDumpSta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sticsService.onExchangeAccepted( Exchange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isticsService.getComponen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onExchangeSent( Exchange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isticsServic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sticsService.exchangeSent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init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isticsService.getEndpoin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setDumpStats( boolean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sticsService.removeEndpointStats( JBIContainer containner , AbstractService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isticsService.in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ex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componentShutDown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setStatsInterval( long stats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exchangeAccepted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sticsService.removeComponentStats( JBIContainer container , ComponentMBeanImpl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tisticsService.resetAllSta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sticsService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isticsService.createComponentStats( JBIContainer container , ComponentMBeanImpl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tisticsService.getStats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sticsService.internal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isDump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Service.createEndpointStats( JBIContainer container , AbstractService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tisticsService.initEndpointListener( final JBI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tisticsService.initComponentListener( final JBI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isticsService.scheduleStatsTim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isticsService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